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1.</text:p>
      <text:p text:style-name="Standard">\project_{product_id,product_description,product_finish,standard_price,product_line_id}(\select_{order_id=105} (((CUSTOMER \join ORDERS) \join ORDER_LINE) \join PRODUCT));</text:p>
      <text:p text:style-name="Standard"></text:p>
      <text:p text:style-name="Standard">-----</text:p>
      <text:p text:style-name="Standard">3001|Duplex Book Shelf|White Ash|80|30</text:p>
      <text:p text:style-name="Standard">9999|Keyboard|Plastic|20|50</text:p>
      <text:p text:style-name="Standard">-----</text:p>
      <text:p text:style-name="Standard">Total number of rows: 2</text:p>
      <text:p text:style-name="Standard"></text:p>
      <text:p text:style-name="Standard">2.</text:p>
      <text:p text:style-name="Standard">\project_{customer_id,customer_name,customer_address,city,state,postal_code} <text:s/>(\select_{product_description='Book Shelf'}(((CUSTOMER \join ORDERS) \join ORDER_LINE) \join PRODUCT));</text:p>
      <text:p text:style-name="Standard"></text:p>
      <text:p text:style-name="Standard">-----</text:p>
      <text:p text:style-name="Standard">2|Mary Smith|6900 Main St.|San Francisco|CA|94032</text:p>
      <text:p text:style-name="Standard">3|Richard Newman|2040 Riverside Rd.|San Diego|CA|92010</text:p>
      <text:p text:style-name="Standard">-----</text:p>
      <text:p text:style-name="Standard">Total number of rows: 2</text:p>
      <text:p text:style-name="Standard"></text:p>
      <text:p text:style-name="Standard">3.</text:p>
      <text:p text:style-name="Standard"><text:s text:c="2"/>\project_{order_id,order_date,customer_id,product_id,product_description,product_finish,standard_price,product_line_id} <text:s/>(\select_{product_finish='White Ash'}(((CUSTOMER \join ORDERS) \join ORDER_LINE) \join PRODUCT));</text:p>
      <text:p text:style-name="Standard"></text:p>
      <text:p text:style-name="Standard">-----</text:p>
      <text:p text:style-name="Standard">103|03-OCT-04|2|4001|Duplex Table Lamp|White Ash|40|40</text:p>
      <text:p text:style-name="Standard">105|10-OCT-04|4|3001|Duplex Book Shelf|White Ash|80|30</text:p>
      <text:p text:style-name="Standard">107|12-OCT-04|4|4001|Duplex Table Lamp|White Ash|40|40</text:p>
      <text:p text:style-name="Standard">-----</text:p>
      <text:p text:style-name="Standard">Total number of rows: 3</text:p>
      <text:p text:style-name="Standard"></text:p>
      <text:p text:style-name="Standard">4.</text:p>
      <text:p text:style-name="Standard">\project_{product_id,product_description} <text:s/>(\select_{customer_name='Cathy Cook'}(((CUSTOMER \join ORDERS) \join ORDER_LINE) \join PRODUCT));</text:p>
      <text:p text:style-name="Standard"></text:p>
      <text:p text:style-name="Standard">-----</text:p>
      <text:p text:style-name="Standard">3001|Duplex Book Shelf</text:p>
      <text:p text:style-name="Standard">4001|Duplex Table Lamp</text:p>
      <text:p text:style-name="Standard">9999|Keyboard</text:p>
      <text:p text:style-name="Standard">-----</text:p>
      <text:p text:style-name="Standard">Total number of rows: 3</text:p>
      <text:p text:style-name="Standard"></text:p>
      <text:p text:style-name="Standard">5.</text:p>
      <text:p text:style-name="Standard">\project_{product_id,product_description} <text:s/>(\select_{order_date='10-OCT-04'}(((CUSTOMER \join ORDERS) \join ORDER_LINE) \join PRODUCT));</text:p>
      <text:p text:style-name="Standard"></text:p>
      <text:p text:style-name="Standard"><text:soft-page-break/>-----</text:p>
      <text:p text:style-name="Standard">2000|Office Chair</text:p>
      <text:p text:style-name="Standard">3000|Book Shelf</text:p>
      <text:p text:style-name="Standard">3001|Duplex Book Shelf</text:p>
      <text:p text:style-name="Standard">4000|Table Lamp</text:p>
      <text:p text:style-name="Standard">9999|Keyboard</text:p>
      <text:p text:style-name="Standard">-----</text:p>
      <text:p text:style-name="Standard">Total number of rows: 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23:49</meta:creation-date>
    <dc:date>2015-10-27T16:25:20</dc:date>
    <meta:editing-duration>P0D</meta:editing-duration>
    <meta:editing-cycles>1</meta:editing-cycles>
    <meta:document-statistic meta:table-count="0" meta:image-count="0" meta:object-count="0" meta:page-count="2" meta:paragraph-count="49" meta:word-count="127" meta:character-count="1539" meta:non-whitespace-character-count="1399"/>
    <meta:generator>LibreOffice/3.5$Linux_X86_64 LibreOffice_project/350m1$Build-2</meta:generator>
  </office:meta>
</office:document-meta>
</file>